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erif Pro ExtraLight" svg:font-family="'Source Serif Pro Extra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>
        <style:tab-stops/>
      </style:paragraph-properties>
    </style:style>
    <style:style style:name="P3" style:family="paragraph" style:parent-style-name="List_20_Paragraph">
      <style:paragraph-properties>
        <style:tab-stops>
          <style:tab-stop style:position="3.882cm"/>
        </style:tab-stops>
      </style:paragraph-properties>
      <style:text-properties style:font-name="Times New Roman" fo:font-size="8pt" style:font-size-asian="8pt" style:font-name-complex="Times New Roman1" style:font-size-complex="8pt"/>
    </style:style>
    <style:style style:name="P4" style:family="paragraph" style:parent-style-name="List_20_Paragraph">
      <style:text-properties style:font-name="Times New Roman" fo:font-size="8pt" style:font-size-asian="8pt" style:font-name-complex="Times New Roman1" style:font-size-complex="8pt"/>
    </style:style>
    <style:style style:name="P5" style:family="paragraph" style:parent-style-name="List_20_Paragraph"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Times New Roman1" style:font-size-complex="8pt"/>
    </style:style>
    <style:style style:name="P6" style:family="paragraph" style:parent-style-name="List_20_Paragraph" style:list-style-name="WWNum2" style:master-page-name="First_20_Page">
      <style:paragraph-properties style:page-number="auto"/>
      <style:text-properties fo:font-size="8pt" style:font-size-asian="8pt" style:font-size-complex="8pt"/>
    </style:style>
    <style:style style:name="P7" style:family="paragraph" style:parent-style-name="List_20_Paragraph" style:list-style-name="WWNum2">
      <style:text-properties fo:font-size="8pt" style:font-size-asian="8pt" style:font-size-complex="8pt"/>
    </style:style>
    <style:style style:name="P8" style:family="paragraph" style:parent-style-name="List_20_Paragraph" style:list-style-name="WWNum2">
      <style:paragraph-properties fo:margin-left="1.905cm" fo:margin-right="0cm" fo:text-indent="-0.635cm" style:auto-text-indent="false"/>
      <style:text-properties fo:font-size="8pt" style:font-size-asian="8pt" style:font-size-complex="8pt"/>
    </style:style>
    <style:style style:name="P9" style:family="paragraph" style:parent-style-name="List_20_Paragraph">
      <style:text-properties fo:font-size="8pt" style:font-size-asian="8pt" style:font-size-complex="8pt"/>
    </style:style>
    <style:style style:name="P10" style:family="paragraph" style:parent-style-name="List_20_Paragraph" style:list-style-name="WWNum12">
      <style:text-properties fo:font-size="8pt" style:font-size-asian="8pt" style:font-size-complex="8pt"/>
    </style:style>
    <style:style style:name="P11" style:family="paragraph" style:parent-style-name="Standard"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Times New Roman1" style:font-size-complex="8pt"/>
    </style:style>
    <style:style style:name="P12" style:family="paragraph" style:parent-style-name="Standard">
      <style:text-properties style:font-name="Times New Roman" fo:font-size="8pt" style:font-size-asian="8pt" style:font-name-complex="Times New Roman1" style:font-size-complex="8pt"/>
    </style:style>
    <style:style style:name="P13" style:family="paragraph" style:parent-style-name="Standard">
      <style:text-properties style:font-name="Source Serif Pro ExtraLight" fo:font-size="8pt" officeooo:rsid="001923c7" officeooo:paragraph-rsid="001923c7" style:font-size-asian="8pt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text-properties fo:font-size="8pt" officeooo:rsid="001923c7" officeooo:paragraph-rsid="001923c7" style:font-size-asian="8pt" style:font-size-complex="8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923c7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5" style:family="text">
      <style:text-properties fo:color="#7f7f7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594197" text:style-name="WWNum2">
        <text:list-item>
          <text:p text:style-name="P6"><text:bookmark text:name="_Hlk110443749"/><text:span text:style-name="T4">Write a program to demonstrate creating a object and accessing its member:</text:span></text:p>
        </text:list-item>
      </text:list>
      <text:p text:style-name="P14"><text:span text:style-name="T2">class rectangle</text:span></text:p>
      <text:p text:style-name="P14"><text:span text:style-name="T2">{</text:span></text:p>
      <text:p text:style-name="P14"><text:span text:style-name="T2">int length,width;</text:span></text:p>
      <text:p text:style-name="P14"><text:span text:style-name="T2">void getData(int x,int y)</text:span></text:p>
      <text:p text:style-name="P14"><text:span text:style-name="T2">{</text:span></text:p>
      <text:p text:style-name="P14"><text:span text:style-name="T2">length=x;</text:span></text:p>
      <text:p text:style-name="P14"><text:span text:style-name="T2">width=y;</text:span></text:p>
      <text:p text:style-name="P14"><text:span text:style-name="T2">}</text:span></text:p>
      <text:p text:style-name="P14"><text:span text:style-name="T2">int rectarea()</text:span></text:p>
      <text:p text:style-name="P14"><text:span text:style-name="T2">{</text:span></text:p>
      <text:p text:style-name="P14"><text:span text:style-name="T2">int area;</text:span></text:p>
      <text:p text:style-name="P14"><text:span text:style-name="T2">area=length*width;</text:span></text:p>
      <text:p text:style-name="P14"><text:span text:style-name="T2">return(area);</text:span></text:p>
      <text:p text:style-name="P14"><text:span text:style-name="T2">}</text:span></text:p>
      <text:p text:style-name="P14"><text:span text:style-name="T2">}</text:span></text:p>
      <text:p text:style-name="P14"><text:span text:style-name="T2">class rectArea</text:span></text:p>
      <text:p text:style-name="P14"><text:span text:style-name="T2">{</text:span></text:p>
      <text:p text:style-name="P14"><text:span text:style-name="T2">public static void main(String args[])</text:span></text:p>
      <text:p text:style-name="P14"><text:span text:style-name="T2">{</text:span></text:p>
      <text:p text:style-name="P14"><text:span text:style-name="T2">int area1,area2;</text:span></text:p>
      <text:p text:style-name="P14"><text:span text:style-name="T2">rectangle rect1=new rectangle();</text:span></text:p>
      <text:p text:style-name="P14"><text:span text:style-name="T2">rectangle rect2=new rectangle();</text:span></text:p>
      <text:p text:style-name="P14"><text:span text:style-name="T2">rect1.length=15;</text:span></text:p>
      <text:p text:style-name="P14"><text:span text:style-name="T2">rect1.width=10;</text:span></text:p>
      <text:p text:style-name="P14"><text:span text:style-name="T2">area1=rect1.length*rect1.width;</text:span></text:p>
      <text:p text:style-name="P14"><text:span text:style-name="T2">rect2.getData(10,20);</text:span></text:p>
      <text:p text:style-name="P14"><text:span text:style-name="T2">area2=rect2.rectarea();</text:span></text:p>
      <text:p text:style-name="P14"><text:span text:style-name="T2">System.out.println("area1="+area1);</text:span></text:p>
      <text:p text:style-name="P14"><text:span text:style-name="T2">System.out.println("area2="+area2);</text:span></text:p>
      <text:p text:style-name="P14"><text:span text:style-name="T2">}</text:span></text:p>
      <text:p text:style-name="P14"><text:span text:style-name="T2">}</text:span></text:p>
      <text:p text:style-name="P14"/>
      <text:p text:style-name="P11"/>
      <text:list xml:id="list210026383995480" text:continue-numbering="true" text:style-name="WWNum2">
        <text:list-item>
          <text:p text:style-name="P7"><text:span text:style-name="T4">Write a program to demonstrate default, parameter and copy constructer:</text:span></text:p>
        </text:list-item>
      </text:list>
      <text:p text:style-name="P9"><text:span text:style-name="T2">import java.lang.*;</text:span></text:p>
      <text:p text:style-name="P9"><text:soft-page-break/><text:span text:style-name="T2">class Employee</text:span></text:p>
      <text:p text:style-name="P9"><text:span text:style-name="T2">{</text:span></text:p>
      <text:p text:style-name="P9"><text:span text:style-name="T2">int empno;</text:span></text:p>
      <text:p text:style-name="P9"><text:span text:style-name="T2">String name;</text:span></text:p>
      <text:p text:style-name="P9"><text:span text:style-name="T2">String desig;</text:span></text:p>
      <text:p text:style-name="P9"><text:span text:style-name="T2">float salary;</text:span></text:p>
      <text:p text:style-name="P9"><text:span text:style-name="T2">Employee()</text:span></text:p>
      <text:p text:style-name="P9"><text:span text:style-name="T2">{</text:span></text:p>
      <text:p text:style-name="P9"><text:span text:style-name="T2">empno=1;</text:span></text:p>
      <text:p text:style-name="P9"><text:span text:style-name="T2">name="Nithin";</text:span></text:p>
      <text:p text:style-name="P9"><text:span text:style-name="T2">desig="Software Engineer";</text:span></text:p>
      <text:p text:style-name="P9"><text:span text:style-name="T2">salary=45000;</text:span></text:p>
      <text:p text:style-name="P9"><text:span text:style-name="T2">}</text:span></text:p>
      <text:p text:style-name="P9"><text:span text:style-name="T2">Employee(int eno,String n,String d,float sal)</text:span></text:p>
      <text:p text:style-name="P9"><text:span text:style-name="T2">{</text:span></text:p>
      <text:p text:style-name="P9"><text:span text:style-name="T2">empno=eno;</text:span></text:p>
      <text:p text:style-name="P9"><text:span text:style-name="T2">name=n;</text:span></text:p>
      <text:p text:style-name="P9"><text:span text:style-name="T2">desig=d;</text:span></text:p>
      <text:p text:style-name="P9"><text:span text:style-name="T2">salary=sal;</text:span></text:p>
      <text:p text:style-name="P9"><text:span text:style-name="T2">}</text:span></text:p>
      <text:p text:style-name="P9"><text:span text:style-name="T2">Employee(Employee e)</text:span></text:p>
      <text:p text:style-name="P9"><text:span text:style-name="T2">{</text:span></text:p>
      <text:p text:style-name="P9"><text:span text:style-name="T2">empno=e.empno;</text:span></text:p>
      <text:p text:style-name="P9"><text:span text:style-name="T2">name=e.name;</text:span></text:p>
      <text:p text:style-name="P9"><text:span text:style-name="T2">desig=e.desig;</text:span></text:p>
      <text:p text:style-name="P9"><text:span text:style-name="T2">salary=e.salary;</text:span></text:p>
      <text:p text:style-name="P9"><text:span text:style-name="T2">}</text:span></text:p>
      <text:p text:style-name="P9"><text:span text:style-name="T2">void display()</text:span></text:p>
      <text:p text:style-name="P9"><text:span text:style-name="T2">{</text:span></text:p>
      <text:p text:style-name="P9"><text:span text:style-name="T2">System.out.println("Employee no:"+empno);</text:span></text:p>
      <text:p text:style-name="P9"><text:span text:style-name="T2">System.out.println("Employee name:"+name);</text:span></text:p>
      <text:p text:style-name="P9"><text:span text:style-name="T2">System.out.println("Designation:"+desig);</text:span></text:p>
      <text:p text:style-name="P9"><text:span text:style-name="T2">System.out.println("Salary:"+salary);</text:span></text:p>
      <text:p text:style-name="P9"><text:span text:style-name="T2">}</text:span></text:p>
      <text:p text:style-name="P9"><text:span text:style-name="T2">}</text:span></text:p>
      <text:p text:style-name="P9"><text:span text:style-name="T2">class EmployeeDemo</text:span></text:p>
      <text:p text:style-name="P9"><text:span text:style-name="T2">{</text:span></text:p>
      <text:p text:style-name="P9"><text:span text:style-name="T2">public static void main(String args[])</text:span></text:p>
      <text:p text:style-name="P9"><text:span text:style-name="T2">{</text:span></text:p>
      <text:p text:style-name="P9"><text:span text:style-name="T2">Employee e1=new Employee();</text:span></text:p>
      <text:p text:style-name="P9"><text:span text:style-name="T2">e1.display();</text:span></text:p>
      <text:p text:style-name="P9"><text:span text:style-name="T2">System.out.println("-----------------------");</text:span></text:p>
      <text:p text:style-name="P9"><text:span text:style-name="T2">Employee e2=new Employee(2,"koosappa","Doctor",50000);</text:span></text:p>
      <text:p text:style-name="P9"><text:span text:style-name="T2">e2.display();</text:span></text:p>
      <text:p text:style-name="P9"><text:span text:style-name="T2">System.out.println("-----------------------");</text:span></text:p>
      <text:p text:style-name="P9"><text:span text:style-name="T2">Employee e3=new Employee(e2);</text:span></text:p>
      <text:p text:style-name="P9"><text:span text:style-name="T2">e3.display();</text:span></text:p>
      <text:p text:style-name="P9"><text:span text:style-name="T2">System.out.println("-----------------------");</text:span></text:p>
      <text:p text:style-name="P9"><text:span text:style-name="T2">}</text:span></text:p>
      <text:p text:style-name="P9"><text:span text:style-name="T2">}</text:span></text:p>
      <text:p text:style-name="P9"/>
      <text:p text:style-name="P3"/>
      <text:list xml:id="list210027145347789" text:continue-numbering="true" text:style-name="WWNum2">
        <text:list-item>
          <text:p text:style-name="P7"><text:span text:style-name="T4">Write a program to demonstrate <text:s/>this keyword:</text:span></text:p>
        </text:list-item>
      </text:list>
      <text:p text:style-name="P14"><text:span text:style-name="T2">class Student</text:span></text:p>
      <text:p text:style-name="P14"><text:span text:style-name="T2">{</text:span></text:p>
      <text:p text:style-name="P14"><text:span text:style-name="T2">int rollno;</text:span></text:p>
      <text:p text:style-name="P14"><text:span text:style-name="T2">String name;</text:span></text:p>
      <text:p text:style-name="P14"><text:span text:style-name="T2">float fee;</text:span></text:p>
      <text:p text:style-name="P14"><text:span text:style-name="T2">Student(int rollno,String name,float fee)</text:span></text:p>
      <text:p text:style-name="P14"><text:soft-page-break/><text:span text:style-name="T2">{</text:span></text:p>
      <text:p text:style-name="P14"><text:span text:style-name="T2">this.rollno=rollno;</text:span></text:p>
      <text:p text:style-name="P14"><text:span text:style-name="T2">this.name=name;</text:span></text:p>
      <text:p text:style-name="P14"><text:span text:style-name="T2">this.fee=fee;</text:span></text:p>
      <text:p text:style-name="P14"><text:span text:style-name="T2">}</text:span></text:p>
      <text:p text:style-name="P14"><text:span text:style-name="T2">void display()</text:span></text:p>
      <text:p text:style-name="P14"><text:span text:style-name="T2">{</text:span></text:p>
      <text:p text:style-name="P14"><text:span text:style-name="T2">System.out.println(rollno+" "+name+" "+fee);}</text:span></text:p>
      <text:p text:style-name="P14"><text:span text:style-name="T2">}</text:span></text:p>
      <text:p text:style-name="P14"><text:span text:style-name="T2">class TestThis2</text:span></text:p>
      <text:p text:style-name="P14"><text:span text:style-name="T2">{</text:span></text:p>
      <text:p text:style-name="P14"><text:span text:style-name="T2">public static void main(String args[]){</text:span></text:p>
      <text:p text:style-name="P14"><text:span text:style-name="T2">Student s1=new Student(111,"ankit",5000f);</text:span></text:p>
      <text:p text:style-name="P14"><text:span text:style-name="T2">Student s2=new Student(112,"sumit",6000f);</text:span></text:p>
      <text:p text:style-name="P14"><text:span text:style-name="T2">s1.display();</text:span></text:p>
      <text:p text:style-name="P14"><text:span text:style-name="T2">s2.display();</text:span></text:p>
      <text:p text:style-name="P14"><text:span text:style-name="T2">}</text:span></text:p>
      <text:p text:style-name="P14"><text:span text:style-name="T2">}</text:span></text:p>
      <text:p text:style-name="P14"/>
      <text:p text:style-name="P12"/>
      <text:list xml:id="list210025488274310" text:continue-numbering="true" text:style-name="WWNum2">
        <text:list-item>
          <text:p text:style-name="P7"><text:span text:style-name="T4">Write a program to demonstrate Autoboxing:</text:span></text:p>
        </text:list-item>
      </text:list>
      <text:p text:style-name="P14"><text:span text:style-name="T2">public class AutoBoxingExample {</text:span></text:p>
      <text:p text:style-name="P14"><text:span text:style-name="T2">public static void main(String[] args){</text:span></text:p>
      <text:p text:style-name="P12"/>
      <text:p text:style-name="P14"><text:span text:style-name="T2">byte b = 100; </text:span></text:p>
      <text:p text:style-name="P14"><text:span text:style-name="T2">Byte B = b; </text:span></text:p>
      <text:p text:style-name="P14"><text:span text:style-name="T2">System.out. println(B);</text:span></text:p>
      <text:p text:style-name="P12"/>
      <text:p text:style-name="P14"><text:span text:style-name="T2">short s = 100; </text:span></text:p>
      <text:p text:style-name="P14"><text:span text:style-name="T2">Short S = s; </text:span></text:p>
      <text:p text:style-name="P14"><text:span text:style-name="T2">System.out.println(S);</text:span></text:p>
      <text:p text:style-name="P12"/>
      <text:p text:style-name="P14"><text:span text:style-name="T2">int i = 200;</text:span></text:p>
      <text:p text:style-name="P14"><text:span text:style-name="T2">Integer I = i; </text:span></text:p>
      <text:p text:style-name="P14"><text:span text:style-name="T2">System.out.println(I);</text:span></text:p>
      <text:p text:style-name="P12"/>
      <text:p text:style-name="P14"><text:soft-page-break/><text:span text:style-name="T2">long l= 250;</text:span></text:p>
      <text:p text:style-name="P14"><text:span text:style-name="T2">Long L = l;</text:span></text:p>
      <text:p text:style-name="P14"><text:span text:style-name="T2">System.out.println(L);</text:span></text:p>
      <text:p text:style-name="P12"/>
      <text:p text:style-name="P14"><text:span text:style-name="T2">float f =120L; </text:span></text:p>
      <text:p text:style-name="P14"><text:span text:style-name="T2">Float F = f; </text:span></text:p>
      <text:p text:style-name="P14"><text:span text:style-name="T2">System.out.println(F);</text:span></text:p>
      <text:p text:style-name="P12"/>
      <text:p text:style-name="P14"><text:span text:style-name="T2">double d = 18.58; </text:span></text:p>
      <text:p text:style-name="P14"><text:span text:style-name="T2">Double D = d; </text:span></text:p>
      <text:p text:style-name="P14"><text:span text:style-name="T2">System.out.println(D);</text:span></text:p>
      <text:p text:style-name="P12"/>
      <text:p text:style-name="P14"><text:span text:style-name="T2">boolean bln = false;</text:span></text:p>
      <text:p text:style-name="P14"><text:span text:style-name="T2">Boolean BLN = bln;</text:span></text:p>
      <text:p text:style-name="P14"><text:span text:style-name="T2">System.out.println(BLN);</text:span></text:p>
      <text:p text:style-name="P12"/>
      <text:p text:style-name="P14"><text:span text:style-name="T2">char c = 'C'; </text:span></text:p>
      <text:p text:style-name="P14"><text:span text:style-name="T2">Character C = c;</text:span></text:p>
      <text:p text:style-name="P14"><text:span text:style-name="T2">System.out.println(C);</text:span></text:p>
      <text:p text:style-name="P14"><text:span text:style-name="T2">}</text:span></text:p>
      <text:p text:style-name="P14"><text:span text:style-name="T2">}</text:span></text:p>
      <text:p text:style-name="P14"/>
      <text:p text:style-name="P12"/>
      <text:list xml:id="list210025807378031" text:continue-numbering="true" text:style-name="WWNum2">
        <text:list-item>
          <text:p text:style-name="P7"><text:span text:style-name="T4">Write a program to demonstrate AutoUnboxing:</text:span><text:bookmark text:name="_GoBack"/></text:p>
        </text:list-item>
      </text:list>
      <text:p text:style-name="P14"><text:span text:style-name="T2">class AutoUnboxingExample {</text:span></text:p>
      <text:p text:style-name="P14"><text:span text:style-name="T2"><text:s/>public static void main(String[] args) {</text:span></text:p>
      <text:p text:style-name="P14"><text:span text:style-name="T2"><text:s text:c="2"/>Byte B = new Byte((byte) 10); </text:span></text:p>
      <text:p text:style-name="P14"><text:span text:style-name="T2"><text:s text:c="8"/>byte b = B; <text:s text:c="16"/></text:span></text:p>
      <text:p text:style-name="P14"><text:span text:style-name="T2"><text:s text:c="8"/>System.out.println(b);</text:span></text:p>
      <text:p text:style-name="P14"><text:span text:style-name="T2"><text:s text:c="8"/></text:span></text:p>
      <text:p text:style-name="P14"><text:span text:style-name="T2"><text:s text:c="8"/>Short S = new Short((short) 20); <text:s text:c="2"/></text:span></text:p>
      <text:p text:style-name="P14"><text:span text:style-name="T2"><text:s text:c="8"/>short s = S; <text:s text:c="21"/></text:span></text:p>
      <text:p text:style-name="P14"><text:span text:style-name="T2"><text:s text:c="8"/>System.out.println(s);</text:span></text:p>
      <text:p text:style-name="P14"><text:span text:style-name="T2"><text:s text:c="8"/></text:span></text:p>
      <text:p text:style-name="P14"><text:span text:style-name="T2"><text:s text:c="8"/>Integer I = new Integer(15); <text:s text:c="3"/></text:span></text:p>
      <text:p text:style-name="P14"><text:span text:style-name="T2"><text:s text:c="8"/>int i = I; <text:s text:c="18"/></text:span></text:p>
      <text:p text:style-name="P14"><text:soft-page-break/><text:span text:style-name="T2"><text:s text:c="8"/>System.out.println(i);</text:span></text:p>
      <text:p text:style-name="P14"><text:span text:style-name="T2"><text:s text:c="8"/></text:span></text:p>
      <text:p text:style-name="P14"><text:span text:style-name="T2"><text:s text:c="8"/>Long L = new Long(50); <text:s text:c="3"/></text:span></text:p>
      <text:p text:style-name="P14"><text:span text:style-name="T2"><text:s text:c="8"/>long l = L; <text:s text:c="12"/></text:span></text:p>
      <text:p text:style-name="P14"><text:span text:style-name="T2"><text:s text:c="8"/>System.out.println(l);</text:span></text:p>
      <text:p text:style-name="P14"><text:span text:style-name="T2"><text:s text:c="8"/></text:span></text:p>
      <text:p text:style-name="P14"><text:span text:style-name="T2"><text:s text:c="8"/>Float F = new Float(20); <text:s/></text:span></text:p>
      <text:p text:style-name="P14"><text:span text:style-name="T2"><text:s text:c="8"/>float f = F; <text:s text:c="3"/></text:span></text:p>
      <text:p text:style-name="P14"><text:span text:style-name="T2"><text:s text:c="5"/>System.out.println(f);</text:span></text:p>
      <text:p text:style-name="P14"><text:span text:style-name="T2"><text:s text:c="8"/></text:span></text:p>
      <text:p text:style-name="P14"><text:span text:style-name="T2"><text:s text:c="8"/>Double D = new Double(20.5); <text:s/></text:span></text:p>
      <text:p text:style-name="P14"><text:span text:style-name="T2"><text:s text:c="8"/>double d = D; <text:s text:c="14"/></text:span></text:p>
      <text:p text:style-name="P14"><text:span text:style-name="T2"><text:s text:c="8"/>System.out.println(d);</text:span></text:p>
      <text:p text:style-name="P14"><text:span text:style-name="T2"><text:s text:c="8"/></text:span></text:p>
      <text:p text:style-name="P14"><text:span text:style-name="T2"><text:s text:c="8"/>Boolean BLN = new Boolean(true); <text:s text:c="5"/></text:span></text:p>
      <text:p text:style-name="P14"><text:span text:style-name="T2"><text:s text:c="8"/>boolean bln = BLN; <text:s text:c="14"/></text:span></text:p>
      <text:p text:style-name="P14"><text:span text:style-name="T2"><text:s text:c="8"/>System.out.println(bln);</text:span></text:p>
      <text:p text:style-name="P14"><text:span text:style-name="T2"><text:s text:c="8"/></text:span></text:p>
      <text:p text:style-name="P14"><text:span text:style-name="T2"><text:s text:c="8"/>Character C = new Character('C'); <text:s text:c="3"/></text:span></text:p>
      <text:p text:style-name="P14"><text:span text:style-name="T2"><text:s text:c="8"/>char c = C; <text:s text:c="12"/></text:span></text:p>
      <text:p text:style-name="P14"><text:span text:style-name="T2"><text:s text:c="8"/>System.out.println(c);</text:span></text:p>
      <text:p text:style-name="P14"><text:span text:style-name="T2"><text:s/>}</text:span></text:p>
      <text:p text:style-name="P14"><text:span text:style-name="T2">}</text:span></text:p>
      <text:p text:style-name="P11"/>
      <text:list xml:id="list210026269428007" text:continue-numbering="true" text:style-name="WWNum2">
        <text:list-item>
          <text:p text:style-name="P7"><text:span text:style-name="T4">Write a program to demonstrate packages:</text:span></text:p>
        </text:list-item>
      </text:list>
      <text:p text:style-name="P5"/>
      <text:list xml:id="list3663538245" text:style-name="WWNum12">
        <text:list-item>
          <text:p text:style-name="P10"><text:span text:style-name="T2">package p1;</text:span></text:p>
        </text:list-item>
      </text:list>
      <text:p text:style-name="P14"><text:span text:style-name="T2">public class A </text:span></text:p>
      <text:p text:style-name="P14"><text:span text:style-name="T2">{</text:span></text:p>
      <text:p text:style-name="P14"><text:span text:style-name="T2">public void displayA()</text:span></text:p>
      <text:p text:style-name="P14"><text:span text:style-name="T2">{</text:span></text:p>
      <text:p text:style-name="P14"><text:span text:style-name="T2">System.out.println("CLASS A");</text:span></text:p>
      <text:p text:style-name="P14"><text:span text:style-name="T2">}</text:span></text:p>
      <text:p text:style-name="P14"><text:span text:style-name="T2">}</text:span></text:p>
      <text:list xml:id="list210026194894873" text:continue-numbering="true" text:style-name="WWNum12">
        <text:list-item>
          <text:p text:style-name="P10"><text:span text:style-name="T2">package p2;</text:span></text:p>
        </text:list-item>
      </text:list>
      <text:p text:style-name="P14"><text:span text:style-name="T2">public class B</text:span></text:p>
      <text:p text:style-name="P14"><text:soft-page-break/><text:span text:style-name="T2">{</text:span></text:p>
      <text:p text:style-name="P14"><text:span text:style-name="T2">protected int m=10;</text:span></text:p>
      <text:p text:style-name="P14"><text:span text:style-name="T2">public void displayB()</text:span></text:p>
      <text:p text:style-name="P14"><text:span text:style-name="T2">{</text:span></text:p>
      <text:p text:style-name="P14"><text:span text:style-name="T2">System.out.println("CLASS B");</text:span></text:p>
      <text:p text:style-name="P14"><text:span text:style-name="T2">System.out.println("m="+m);</text:span></text:p>
      <text:p text:style-name="P14"><text:span text:style-name="T2">}</text:span></text:p>
      <text:p text:style-name="P14"><text:span text:style-name="T2">}</text:span></text:p>
      <text:p text:style-name="P12"/>
      <text:p text:style-name="P14"><text:span text:style-name="T2">class A</text:span></text:p>
      <text:p text:style-name="P14"><text:span text:style-name="T2">{</text:span></text:p>
      <text:p text:style-name="P14"><text:span text:style-name="T2">void display()</text:span></text:p>
      <text:p text:style-name="P14"><text:span text:style-name="T2">{</text:span></text:p>
      <text:p text:style-name="P14"><text:span text:style-name="T2">System.out.println("This is from class A");</text:span></text:p>
      <text:p text:style-name="P14"><text:span text:style-name="T2">}</text:span></text:p>
      <text:p text:style-name="P14"><text:span text:style-name="T2">}</text:span></text:p>
      <text:p text:style-name="P14"><text:span text:style-name="T2">class B extends A</text:span></text:p>
      <text:p text:style-name="P14"><text:span text:style-name="T2">{</text:span></text:p>
      <text:p text:style-name="P14"><text:span text:style-name="T2">void display()</text:span></text:p>
      <text:p text:style-name="P14"><text:span text:style-name="T2">{</text:span></text:p>
      <text:p text:style-name="P14"><text:span text:style-name="T2">System.out.println("This is from class B");</text:span></text:p>
      <text:p text:style-name="P14"><text:span text:style-name="T2">}</text:span></text:p>
      <text:p text:style-name="P14"><text:span text:style-name="T2">}</text:span></text:p>
      <text:p text:style-name="P14"><text:span text:style-name="T2">class AB</text:span></text:p>
      <text:p text:style-name="P14"><text:span text:style-name="T2">{</text:span></text:p>
      <text:p text:style-name="P14"><text:span text:style-name="T2">public static void main(String args[])</text:span></text:p>
      <text:p text:style-name="P14"><text:span text:style-name="T2">{</text:span></text:p>
      <text:p text:style-name="P14"><text:span text:style-name="T2">B obj= new B();</text:span></text:p>
      <text:p text:style-name="P14"><text:span text:style-name="T2">obj.display();</text:span></text:p>
      <text:p text:style-name="P14"><text:span text:style-name="T2">}</text:span></text:p>
      <text:p text:style-name="P14"><text:span text:style-name="T2">}</text:span></text:p>
      <text:p text:style-name="P14"/>
      <text:p text:style-name="P11"/>
      <text:list xml:id="list210026183255346" text:continue-list="list210026269428007" text:style-name="WWNum2">
        <text:list-item>
          <text:p text:style-name="P7"><text:span text:style-name="T4">Write a program to demonstrate Encapsulation:</text:span></text:p>
        </text:list-item>
      </text:list>
      <text:p text:style-name="P14"><text:span text:style-name="T2">class encapsulationdemo</text:span></text:p>
      <text:p text:style-name="P14"><text:span text:style-name="T2">{</text:span></text:p>
      <text:p text:style-name="P14"><text:soft-page-break/><text:span text:style-name="T2">private int ssn;</text:span></text:p>
      <text:p text:style-name="P14"><text:span text:style-name="T2">private String empname;</text:span></text:p>
      <text:p text:style-name="P14"><text:span text:style-name="T2">private int empage;</text:span></text:p>
      <text:p text:style-name="P14"><text:span text:style-name="T2">public int getempssn()</text:span></text:p>
      <text:p text:style-name="P14"><text:span text:style-name="T2">{</text:span></text:p>
      <text:p text:style-name="P14"><text:span text:style-name="T2">return ssn;</text:span></text:p>
      <text:p text:style-name="P14"><text:span text:style-name="T2">}</text:span></text:p>
      <text:p text:style-name="P14"><text:span text:style-name="T2">public String getempname()</text:span></text:p>
      <text:p text:style-name="P14"><text:span text:style-name="T2">{</text:span></text:p>
      <text:p text:style-name="P14"><text:span text:style-name="T2">return empname;</text:span></text:p>
      <text:p text:style-name="P14"><text:span text:style-name="T2">}</text:span></text:p>
      <text:p text:style-name="P14"><text:span text:style-name="T2">public int getempage()</text:span></text:p>
      <text:p text:style-name="P14"><text:span text:style-name="T2">{</text:span></text:p>
      <text:p text:style-name="P14"><text:span text:style-name="T2">return empage;</text:span></text:p>
      <text:p text:style-name="P14"><text:span text:style-name="T2">}</text:span></text:p>
      <text:p text:style-name="P14"><text:span text:style-name="T2">public void setempage(int newvalue)</text:span></text:p>
      <text:p text:style-name="P14"><text:span text:style-name="T2">{</text:span></text:p>
      <text:p text:style-name="P14"><text:span text:style-name="T2">empage=newvalue;</text:span></text:p>
      <text:p text:style-name="P14"><text:span text:style-name="T2">}</text:span></text:p>
      <text:p text:style-name="P14"><text:span text:style-name="T2">public void setempname(String newvalue)</text:span></text:p>
      <text:p text:style-name="P14"><text:span text:style-name="T2">{</text:span></text:p>
      <text:p text:style-name="P14"><text:span text:style-name="T2">empname=newvalue;</text:span></text:p>
      <text:p text:style-name="P14"><text:span text:style-name="T2">}</text:span></text:p>
      <text:p text:style-name="P14"><text:span text:style-name="T2">public void setempssn(int newvalue)</text:span></text:p>
      <text:p text:style-name="P14"><text:span text:style-name="T2">{</text:span></text:p>
      <text:p text:style-name="P14"><text:span text:style-name="T2">ssn=newvalue;</text:span></text:p>
      <text:p text:style-name="P14"><text:span text:style-name="T2">}</text:span></text:p>
      <text:p text:style-name="P14"><text:span text:style-name="T2">}</text:span></text:p>
      <text:p text:style-name="P14"><text:span text:style-name="T2">public class encapstest</text:span></text:p>
      <text:p text:style-name="P14"><text:span text:style-name="T2">{</text:span></text:p>
      <text:p text:style-name="P14"><text:span text:style-name="T2">public static void main(String args [])</text:span></text:p>
      <text:p text:style-name="P14"><text:span text:style-name="T2">{</text:span></text:p>
      <text:p text:style-name="P14"><text:span text:style-name="T2">encapsulationdemo obj=new encapsulationdemo();</text:span></text:p>
      <text:p text:style-name="P14"><text:span text:style-name="T2">obj.setempname("mario");</text:span></text:p>
      <text:p text:style-name="P14"><text:span text:style-name="T2">obj.setempage(32);</text:span></text:p>
      <text:p text:style-name="P14"><text:span text:style-name="T2">obj.setempssn(112233);</text:span></text:p>
      <text:p text:style-name="P14"><text:soft-page-break/><text:span text:style-name="T2">System.out.println("employee name:"+obj.getempname());</text:span></text:p>
      <text:p text:style-name="P14"><text:span text:style-name="T2">System.out.println("employee ssn:"+obj.getempssn());</text:span></text:p>
      <text:p text:style-name="P14"><text:span text:style-name="T2">System.out.println("employee age:"+obj.getempage());</text:span></text:p>
      <text:p text:style-name="P14"><text:span text:style-name="T2">}</text:span></text:p>
      <text:p text:style-name="P14"><text:span text:style-name="T2">}</text:span></text:p>
      <text:p text:style-name="P14"/>
      <text:p text:style-name="P11"/>
      <text:list xml:id="list210026646950662" text:continue-numbering="true" text:style-name="WWNum2">
        <text:list-item>
          <text:p text:style-name="P7"><text:span text:style-name="T4">Write a program to demonstrate Inheritance:</text:span></text:p>
        </text:list-item>
      </text:list>
      <text:p text:style-name="P9"><text:span text:style-name="T2">class Animal</text:span></text:p>
      <text:p text:style-name="P9"><text:span text:style-name="T2">{ <text:s/></text:span></text:p>
      <text:p text:style-name="P9"><text:span text:style-name="T2">void eat()</text:span></text:p>
      <text:p text:style-name="P9"><text:span text:style-name="T2">{</text:span></text:p>
      <text:p text:style-name="P9"><text:span text:style-name="T2">System.out.println("eating...");} <text:s/></text:span></text:p>
      <text:p text:style-name="P9"><text:span text:style-name="T2">} <text:s/></text:span></text:p>
      <text:p text:style-name="P9"><text:span text:style-name="T2">class Dog extends Animal</text:span></text:p>
      <text:p text:style-name="P9"><text:span text:style-name="T2">{ <text:s/></text:span></text:p>
      <text:p text:style-name="P9"><text:span text:style-name="T2">void bark()</text:span></text:p>
      <text:p text:style-name="P9"><text:span text:style-name="T2">{</text:span></text:p>
      <text:p text:style-name="P9"><text:span text:style-name="T2">System.out.println("barking...");</text:span></text:p>
      <text:p text:style-name="P9"><text:span text:style-name="T2">} <text:s/></text:span></text:p>
      <text:p text:style-name="P9"><text:span text:style-name="T2">} <text:s/></text:span></text:p>
      <text:p text:style-name="P9"><text:span text:style-name="T2">class BabyDog extends Dog</text:span></text:p>
      <text:p text:style-name="P9"><text:span text:style-name="T2">{ <text:s/></text:span></text:p>
      <text:p text:style-name="P9"><text:span text:style-name="T2">void weep()</text:span></text:p>
      <text:p text:style-name="P9"><text:span text:style-name="T2">{</text:span></text:p>
      <text:p text:style-name="P9"><text:span text:style-name="T2">System.out.println("weeping...");</text:span></text:p>
      <text:p text:style-name="P9"><text:span text:style-name="T2">} <text:s/></text:span></text:p>
      <text:p text:style-name="P9"><text:span text:style-name="T2">} <text:s/></text:span></text:p>
      <text:p text:style-name="P9"><text:span text:style-name="T2">class Inheritance</text:span></text:p>
      <text:p text:style-name="P9"><text:span text:style-name="T2">{ <text:s/></text:span></text:p>
      <text:p text:style-name="P9"><text:span text:style-name="T2">public static void main(String args[])</text:span></text:p>
      <text:p text:style-name="P9"><text:span text:style-name="T2">{ <text:s/></text:span></text:p>
      <text:p text:style-name="P9"><text:span text:style-name="T2">BabyDog d=new BabyDog(); <text:s/></text:span></text:p>
      <text:p text:style-name="P9"><text:span text:style-name="T2">d.weep(); <text:s/></text:span></text:p>
      <text:p text:style-name="P9"><text:span text:style-name="T2">d.bark(); <text:s/></text:span></text:p>
      <text:p text:style-name="P9"><text:span text:style-name="T2">d.eat(); <text:s/></text:span></text:p>
      <text:p text:style-name="P9"><text:span text:style-name="T2">}</text:span></text:p>
      <text:p text:style-name="P9"><text:span text:style-name="T2">} <text:s/></text:span><text:bookmark-start text:name="_Hlk110444511"/></text:p>
      <text:p text:style-name="P5"/>
      <text:p text:style-name="P9"><text:bookmark-end text:name="_Hlk110444511"/></text:p>
      <text:p text:style-name="P4"/>
      <text:list xml:id="list210025202491015" text:continue-numbering="true" text:style-name="WWNum2">
        <text:list-item>
          <text:p text:style-name="P7"><text:span text:style-name="T4">Write a program to demonstrate sort an Array:</text:span></text:p>
        </text:list-item>
      </text:list>
      <text:p text:style-name="P14"><text:span text:style-name="T2">import java.util.Arrays;</text:span></text:p>
      <text:p text:style-name="P14"><text:span text:style-name="T2">public class sortArrayExample1</text:span></text:p>
      <text:p text:style-name="P14"><text:span text:style-name="T2">{</text:span></text:p>
      <text:p text:style-name="P14"><text:span text:style-name="T2">public static void main(String[]args)</text:span></text:p>
      <text:p text:style-name="P14"><text:span text:style-name="T2">{</text:span></text:p>
      <text:p text:style-name="P14"><text:span text:style-name="T2">int[]array=new int[]{90,23,5,109,12,22,67,34};</text:span></text:p>
      <text:p text:style-name="P14"><text:span text:style-name="T2">Arrays.sort(array);</text:span></text:p>
      <text:p text:style-name="P14"><text:span text:style-name="T2">System.out.println("element of array sorted in ascending order:");</text:span></text:p>
      <text:p text:style-name="P14"><text:soft-page-break/><text:span text:style-name="T2">for(int i=0;i&lt;array.length;i++)</text:span></text:p>
      <text:p text:style-name="P14"><text:span text:style-name="T2">{</text:span></text:p>
      <text:p text:style-name="P14"><text:span text:style-name="T2">System.out.println(array[i]);</text:span></text:p>
      <text:p text:style-name="P14"><text:span text:style-name="T2">}</text:span></text:p>
      <text:p text:style-name="P14"><text:span text:style-name="T2">}</text:span></text:p>
      <text:p text:style-name="P14"><text:span text:style-name="T2">}</text:span></text:p>
      <text:p text:style-name="P14"/>
      <text:p text:style-name="P11"/>
      <text:list xml:id="list210025834383891" text:continue-numbering="true" text:style-name="WWNum2">
        <text:list-item>
          <text:p text:style-name="P7"><text:span text:style-name="T4">Write a program to demonstrate String methods:</text:span></text:p>
        </text:list-item>
      </text:list>
      <text:p text:style-name="P14"><text:span text:style-name="T2">public class demo1</text:span></text:p>
      <text:p text:style-name="P14"><text:span text:style-name="T2">{</text:span></text:p>
      <text:p text:style-name="P14"><text:span text:style-name="T2">public static void main(String[] args)</text:span></text:p>
      <text:p text:style-name="P14"><text:span text:style-name="T2">{</text:span></text:p>
      <text:p text:style-name="P14"><text:span text:style-name="T2">String myStr1 = "Hello";</text:span></text:p>
      <text:p text:style-name="P14"><text:span text:style-name="T2">String myStr2 ="HELLO";</text:span></text:p>
      <text:p text:style-name="P14"><text:span text:style-name="T2">String myStr3 ="<text:tab/><text:tab/>welCome";</text:span></text:p>
      <text:p text:style-name="P14"><text:span text:style-name="T2">System.out.println(myStr1.compareTo(myStr2));</text:span></text:p>
      <text:p text:style-name="P14"><text:span text:style-name="T2">System.out.println(myStr1.charAt(0));</text:span></text:p>
      <text:p text:style-name="P14"><text:span text:style-name="T2">System.out.println(myStr1.compareToIgnoreCase(myStr2));</text:span></text:p>
      <text:p text:style-name="P14"><text:span text:style-name="T2">System.out.println(myStr1.concat(myStr2));</text:span></text:p>
      <text:p text:style-name="P14"><text:span text:style-name="T2">System.out.println(myStr1.length());</text:span></text:p>
      <text:p text:style-name="P14"><text:span text:style-name="T2">System.out.println(myStr1.replace( 'l','p'));</text:span></text:p>
      <text:p text:style-name="P14"><text:span text:style-name="T2">System.out.println(myStr1.toUpperCase());</text:span></text:p>
      <text:p text:style-name="P14"><text:span text:style-name="T2">System.out.println(myStr2.toLowerCase());</text:span></text:p>
      <text:p text:style-name="P14"><text:span text:style-name="T2">System.out.println(myStr3.trim());</text:span></text:p>
      <text:p text:style-name="P14"><text:span text:style-name="T2">System.out.println(myStr1.contains("Mysore"));</text:span></text:p>
      <text:p text:style-name="P14"><text:span text:style-name="T2">}</text:span></text:p>
      <text:p text:style-name="P14"><text:span text:style-name="T2">}</text:span></text:p>
      <text:p text:style-name="P14"/>
      <text:p text:style-name="P12"/>
      <text:list xml:id="list210026634920520" text:continue-numbering="true" text:style-name="WWNum2">
        <text:list-item>
          <text:p text:style-name="P8"><text:span text:style-name="T4">Write a program to demonstrate Method Overloading:</text:span></text:p>
        </text:list-item>
      </text:list>
      <text:p text:style-name="P15"><text:span text:style-name="T2">class Overload</text:span></text:p>
      <text:p text:style-name="P15"><text:span text:style-name="T2">{</text:span></text:p>
      <text:p text:style-name="P15"><text:span text:style-name="T2">void display(String s)</text:span></text:p>
      <text:p text:style-name="P15"><text:span text:style-name="T2">{</text:span></text:p>
      <text:p text:style-name="P15"><text:soft-page-break/><text:span text:style-name="T2">System.out.println(s);</text:span></text:p>
      <text:p text:style-name="P15"><text:span text:style-name="T2">}</text:span></text:p>
      <text:p text:style-name="P15"><text:span text:style-name="T2">void display(int a)</text:span></text:p>
      <text:p text:style-name="P15"><text:span text:style-name="T2">{</text:span></text:p>
      <text:p text:style-name="P15"><text:span text:style-name="T2">System.out.println(a);</text:span></text:p>
      <text:p text:style-name="P15"><text:span text:style-name="T2">}</text:span></text:p>
      <text:p text:style-name="P15"><text:span text:style-name="T2">void display(int a,float b)</text:span></text:p>
      <text:p text:style-name="P15"><text:span text:style-name="T2">{</text:span></text:p>
      <text:p text:style-name="P15"><text:span text:style-name="T2">System.out.println("A="+a+"B="+b);</text:span></text:p>
      <text:p text:style-name="P15"><text:span text:style-name="T2">}</text:span></text:p>
      <text:p text:style-name="P15"><text:span text:style-name="T2">void display(double d)</text:span></text:p>
      <text:p text:style-name="P15"><text:span text:style-name="T2">{</text:span></text:p>
      <text:p text:style-name="P15"><text:span text:style-name="T2">System.out.println(d);</text:span></text:p>
      <text:p text:style-name="P15"><text:span text:style-name="T2">}</text:span></text:p>
      <text:p text:style-name="P15"><text:span text:style-name="T2">}</text:span></text:p>
      <text:p text:style-name="P15"><text:span text:style-name="T2">class OverloadDemo</text:span></text:p>
      <text:p text:style-name="P15"><text:span text:style-name="T2">{</text:span></text:p>
      <text:p text:style-name="P15"><text:span text:style-name="T2">public static void main(String args[])</text:span></text:p>
      <text:p text:style-name="P15"><text:span text:style-name="T2">{</text:span></text:p>
      <text:p text:style-name="P15"><text:span text:style-name="T2">Overload obj=new Overload();</text:span></text:p>
      <text:p text:style-name="P15"><text:span text:style-name="T2">obj.display("Welcome to method overloading");</text:span></text:p>
      <text:p text:style-name="P15"><text:span text:style-name="T2">obj.display(123);</text:span></text:p>
      <text:p text:style-name="P15"><text:span text:style-name="T2">obj.display(23,456.0f);</text:span></text:p>
      <text:p text:style-name="P15"><text:span text:style-name="T2">obj.display(34546.67d);</text:span></text:p>
      <text:p text:style-name="P15"><text:span text:style-name="T2">}</text:span></text:p>
      <text:p text:style-name="P15"><text:span text:style-name="T2">} <text:s/></text:span></text:p>
      <text:p text:style-name="P14"><text:span text:style-name="T4">Output:</text:span></text:p>
      <text:p text:style-name="P14"/>
      <text:p text:style-name="P11"/>
      <text:list xml:id="list210025678518359" text:continue-numbering="true" text:style-name="WWNum2">
        <text:list-item>
          <text:p text:style-name="P7"><text:span text:style-name="T4">Write a program to demonstrate Method Overriding:</text:span></text:p>
        </text:list-item>
      </text:list>
      <text:p text:style-name="P14"><text:span text:style-name="T2">class A</text:span></text:p>
      <text:p text:style-name="P14"><text:span text:style-name="T2">{</text:span></text:p>
      <text:p text:style-name="P14"><text:span text:style-name="T2">void display()</text:span></text:p>
      <text:p text:style-name="P14"><text:span text:style-name="T2">{</text:span></text:p>
      <text:p text:style-name="P14"><text:span text:style-name="T2">System.out.println("This is from class A ");</text:span></text:p>
      <text:p text:style-name="P14"><text:span text:style-name="T2">}</text:span></text:p>
      <text:p text:style-name="P14"><text:soft-page-break/><text:span text:style-name="T2">}</text:span></text:p>
      <text:p text:style-name="P12"/>
      <text:p text:style-name="P14"><text:span text:style-name="T2">class B extends A</text:span></text:p>
      <text:p text:style-name="P14"><text:span text:style-name="T2">{</text:span></text:p>
      <text:p text:style-name="P14"><text:span text:style-name="T2">void display()</text:span></text:p>
      <text:p text:style-name="P14"><text:span text:style-name="T2">{</text:span></text:p>
      <text:p text:style-name="P14"><text:span text:style-name="T2">System.out.println("This is from class B ");</text:span></text:p>
      <text:p text:style-name="P14"><text:span text:style-name="T2">}</text:span></text:p>
      <text:p text:style-name="P14"><text:span text:style-name="T2">}</text:span></text:p>
      <text:p text:style-name="P14"><text:span text:style-name="T2">class AB</text:span></text:p>
      <text:p text:style-name="P14"><text:span text:style-name="T2">{</text:span></text:p>
      <text:p text:style-name="P14"><text:span text:style-name="T2">public static void main(String arg[])</text:span></text:p>
      <text:p text:style-name="P14"><text:span text:style-name="T2">{</text:span></text:p>
      <text:p text:style-name="P14"><text:span text:style-name="T2">B obj=new B();</text:span></text:p>
      <text:p text:style-name="P14"><text:span text:style-name="T2">obj.display();</text:span></text:p>
      <text:p text:style-name="P14"><text:span text:style-name="T2">}</text:span></text:p>
      <text:p text:style-name="P14"><text:span text:style-name="T2">}</text:span></text:p>
      <text:p text:style-name="P14"><text:span text:style-name="T4">Output:</text:span></text:p>
      <text:p text:style-name="P14"/>
      <text:p text:style-name="P11"/>
      <text:list xml:id="list210025551857329" text:continue-numbering="true" text:style-name="WWNum2">
        <text:list-item>
          <text:p text:style-name="P7"><text:span text:style-name="T4">Write a program to demonstrate Abstract class and method:</text:span></text:p>
        </text:list-item>
      </text:list>
      <text:p text:style-name="P14"><text:span text:style-name="T2">abstract class Bike</text:span></text:p>
      <text:p text:style-name="P14"><text:span text:style-name="T2">{ <text:s/></text:span></text:p>
      <text:p text:style-name="P14"><text:span text:style-name="T2"><text:s text:c="2"/>abstract void run(); <text:s/></text:span></text:p>
      <text:p text:style-name="P14"><text:span text:style-name="T2">} <text:s/></text:span></text:p>
      <text:p text:style-name="P14"><text:span text:style-name="T2">class Honda4 extends Bike</text:span></text:p>
      <text:p text:style-name="P14"><text:span text:style-name="T2">{ <text:s/></text:span></text:p>
      <text:p text:style-name="P14"><text:span text:style-name="T2">void run()</text:span></text:p>
      <text:p text:style-name="P14"><text:span text:style-name="T2">{</text:span></text:p>
      <text:p text:style-name="P14"><text:span text:style-name="T2">System.out.println("running safely");</text:span></text:p>
      <text:p text:style-name="P14"><text:span text:style-name="T2">} <text:s/></text:span></text:p>
      <text:p text:style-name="P14"><text:span text:style-name="T2">public static void main(String args[])</text:span></text:p>
      <text:p text:style-name="P14"><text:span text:style-name="T2">{ <text:s/></text:span></text:p>
      <text:p text:style-name="P14"><text:span text:style-name="T2"><text:s/>Bike obj = new Honda4(); <text:s/></text:span></text:p>
      <text:p text:style-name="P14"><text:span text:style-name="T2"><text:s/>obj.run(); <text:s/></text:span></text:p>
      <text:p text:style-name="P14"><text:span text:style-name="T2">} <text:s/></text:span></text:p>
      <text:p text:style-name="P14"><text:soft-page-break/><text:span text:style-name="T2">} <text:s/></text:span></text:p>
      <text:p text:style-name="P14"/>
      <text:p text:style-name="P11"/>
      <text:list xml:id="list210025301598089" text:continue-numbering="true" text:style-name="WWNum2">
        <text:list-item>
          <text:p text:style-name="P7"><text:span text:style-name="T4">Write a program to demonstrate Interfaces:</text:span></text:p>
        </text:list-item>
      </text:list>
      <text:p text:style-name="P14"><text:span text:style-name="T2">interface Animal</text:span></text:p>
      <text:p text:style-name="P14"><text:span text:style-name="T2">{</text:span></text:p>
      <text:p text:style-name="P14"><text:span text:style-name="T2">public void Animalsound();</text:span></text:p>
      <text:p text:style-name="P14"><text:span text:style-name="T2">public void sleep();</text:span></text:p>
      <text:p text:style-name="P14"><text:span text:style-name="T2">}</text:span></text:p>
      <text:p text:style-name="P14"><text:span text:style-name="T2">class pig implements Animal</text:span></text:p>
      <text:p text:style-name="P14"><text:span text:style-name="T2">{</text:span></text:p>
      <text:p text:style-name="P14"><text:span text:style-name="T2">public void Animalsound()</text:span></text:p>
      <text:p text:style-name="P14"><text:span text:style-name="T2">{</text:span></text:p>
      <text:p text:style-name="P14"><text:span text:style-name="T2">System.out.println("the pig says:wee wee");</text:span></text:p>
      <text:p text:style-name="P14"><text:span text:style-name="T2">}</text:span></text:p>
      <text:p text:style-name="P14"><text:span text:style-name="T2">public void sleep()</text:span></text:p>
      <text:p text:style-name="P14"><text:span text:style-name="T2">{</text:span></text:p>
      <text:p text:style-name="P14"><text:span text:style-name="T2">System.out.println("zzz");</text:span></text:p>
      <text:p text:style-name="P14"><text:span text:style-name="T2">}</text:span></text:p>
      <text:p text:style-name="P14"><text:span text:style-name="T2">}</text:span></text:p>
      <text:p text:style-name="P14"><text:span text:style-name="T2">class main</text:span></text:p>
      <text:p text:style-name="P14"><text:span text:style-name="T2">{</text:span></text:p>
      <text:p text:style-name="P14"><text:span text:style-name="T2">public static void main(String args[])</text:span></text:p>
      <text:p text:style-name="P14"><text:span text:style-name="T2">{</text:span></text:p>
      <text:p text:style-name="P14"><text:span text:style-name="T2">pig Mypig=new pig();</text:span></text:p>
      <text:p text:style-name="P14"><text:span text:style-name="T2">Mypig.Animalsound();</text:span></text:p>
      <text:p text:style-name="P14"><text:span text:style-name="T2">}</text:span></text:p>
      <text:p text:style-name="P14"><text:span text:style-name="T2">}</text:span></text:p>
      <text:p text:style-name="P14"/>
      <text:p text:style-name="P11"/>
      <text:list xml:id="list210026880876853" text:continue-numbering="true" text:style-name="WWNum2">
        <text:list-item>
          <text:p text:style-name="P7"><text:span text:style-name="T4">Write a program to demonstrate <text:s/>Create a File:</text:span></text:p>
        </text:list-item>
      </text:list>
      <text:p text:style-name="P14"><text:span text:style-name="T2">import java.io.File;</text:span></text:p>
      <text:p text:style-name="P14"><text:span text:style-name="T2">import java.io.IOException;</text:span></text:p>
      <text:p text:style-name="P14"><text:span text:style-name="T2">class CreateFile</text:span></text:p>
      <text:p text:style-name="P14"><text:span text:style-name="T2">{</text:span></text:p>
      <text:p text:style-name="P14"><text:soft-page-break/><text:span text:style-name="T2">public static void main(String args[])</text:span></text:p>
      <text:p text:style-name="P14"><text:span text:style-name="T2">{</text:span></text:p>
      <text:p text:style-name="P14"><text:span text:style-name="T2">try</text:span></text:p>
      <text:p text:style-name="P14"><text:span text:style-name="T2">{</text:span></text:p>
      <text:p text:style-name="P14"><text:span text:style-name="T2">File fo=new File("C:FileOperationExample.txt");</text:span></text:p>
      <text:p text:style-name="P14"><text:span text:style-name="T2">if(fo.createNewFile())</text:span></text:p>
      <text:p text:style-name="P14"><text:span text:style-name="T2">{</text:span></text:p>
      <text:p text:style-name="P14"><text:span text:style-name="T2">System.out.println("File"+fo.getName() +"is created successfully.");</text:span></text:p>
      <text:p text:style-name="P14"><text:span text:style-name="T2">}</text:span></text:p>
      <text:p text:style-name="P14"><text:span text:style-name="T2">else</text:span></text:p>
      <text:p text:style-name="P14"><text:span text:style-name="T2">{</text:span></text:p>
      <text:p text:style-name="P14"><text:span text:style-name="T2">System.out.println("File is already exits in the directory.");</text:span></text:p>
      <text:p text:style-name="P14"><text:span text:style-name="T2">}</text:span></text:p>
      <text:p text:style-name="P14"><text:span text:style-name="T2">}</text:span></text:p>
      <text:p text:style-name="P14"><text:span text:style-name="T2">catch(IOException exception)</text:span></text:p>
      <text:p text:style-name="P14"><text:span text:style-name="T2">{</text:span></text:p>
      <text:p text:style-name="P14"><text:span text:style-name="T2">System.out.println("An unexpected error is occured.");</text:span></text:p>
      <text:p text:style-name="P14"><text:span text:style-name="T2">exception.printStackTrace();</text:span></text:p>
      <text:p text:style-name="P14"><text:span text:style-name="T2">}</text:span></text:p>
      <text:p text:style-name="P14"><text:span text:style-name="T2">}</text:span></text:p>
      <text:p text:style-name="P14"><text:span text:style-name="T2">}</text:span></text:p>
      <text:p text:style-name="P14"/>
      <text:p text:style-name="P12"/>
      <text:list xml:id="list210025274661310" text:continue-numbering="true" text:style-name="WWNum2">
        <text:list-item>
          <text:p text:style-name="P7"><text:span text:style-name="T4">Write a program to demonstrate <text:s/>get the information of the file:</text:span></text:p>
        </text:list-item>
      </text:list>
      <text:p text:style-name="P14"><text:span text:style-name="T2">import java.io.File;</text:span></text:p>
      <text:p text:style-name="P14"><text:span text:style-name="T2">class FileInfo</text:span></text:p>
      <text:p text:style-name="P14"><text:span text:style-name="T2">{</text:span></text:p>
      <text:p text:style-name="P14"><text:span text:style-name="T2">public static void main(String[] args)</text:span></text:p>
      <text:p text:style-name="P14"><text:span text:style-name="T2">{</text:span></text:p>
      <text:p text:style-name="P14"><text:span text:style-name="T2">File fo=new File("C:FileOperationExample.txt");</text:span></text:p>
      <text:p text:style-name="P14"><text:span text:style-name="T2">if(fo.exists())</text:span></text:p>
      <text:p text:style-name="P14"><text:span text:style-name="T2">{</text:span></text:p>
      <text:p text:style-name="P14"><text:span text:style-name="T2">System.out.println("The name of the file is:"+fo.getName());</text:span></text:p>
      <text:p text:style-name="P14"><text:span text:style-name="T2">System.out.println("The absolute path of the file is:" + fo.getAbsolutePath());</text:span></text:p>
      <text:p text:style-name="P14"><text:span text:style-name="T2">System.out.println("Is file writeable?:"+fo.canWrite());</text:span></text:p>
      <text:p text:style-name="P14"><text:span text:style-name="T2">System.out.println("Is file readable" + fo.canRead());</text:span></text:p>
      <text:p text:style-name="P14"><text:soft-page-break/><text:span text:style-name="T2">System.out.println("The size of the file in bytes is:" + fo.length());</text:span></text:p>
      <text:p text:style-name="P14"><text:span text:style-name="T2">}</text:span></text:p>
      <text:p text:style-name="P14"><text:span text:style-name="T2">else</text:span></text:p>
      <text:p text:style-name="P14"><text:span text:style-name="T2">{</text:span></text:p>
      <text:p text:style-name="P14"><text:span text:style-name="T2">System.out.println("The file does not exists.");</text:span></text:p>
      <text:p text:style-name="P14"><text:span text:style-name="T2">}</text:span></text:p>
      <text:p text:style-name="P14"><text:span text:style-name="T2">}</text:span></text:p>
      <text:p text:style-name="P14"><text:span text:style-name="T2">}</text:span></text:p>
      <text:p text:style-name="P14"/>
      <text:p text:style-name="P12"/>
      <text:list xml:id="list210026829320297" text:continue-numbering="true" text:style-name="WWNum2">
        <text:list-item>
          <text:p text:style-name="P7"><text:span text:style-name="T4">Write a program to demonstrate <text:s/>get the information of the file:</text:span></text:p>
        </text:list-item>
      </text:list>
      <text:p text:style-name="P14"><text:span text:style-name="T2">import java.io.FileWriter;</text:span></text:p>
      <text:p text:style-name="P14"><text:span text:style-name="T2">import java.io.IOException;</text:span></text:p>
      <text:p text:style-name="P14"><text:span text:style-name="T2">class WriteToFile{</text:span></text:p>
      <text:p text:style-name="P14"><text:span text:style-name="T2">public static void main(String[] args){</text:span></text:p>
      <text:p text:style-name="P14"><text:span text:style-name="T2">try{</text:span></text:p>
      <text:p text:style-name="P14"><text:span text:style-name="T2">FileWriter fwrite=new FileWriter("C:FileOperationExample.txt");</text:span></text:p>
      <text:p text:style-name="P14"><text:span text:style-name="T2">fwrite.write("A named location used to store related information is referred to as a File.");</text:span></text:p>
      <text:p text:style-name="P14"><text:span text:style-name="T2">fwrite.close();</text:span></text:p>
      <text:p text:style-name="P14"><text:span text:style-name="T2">System.out.println("Content is successfully wrote to the file.");</text:span></text:p>
      <text:p text:style-name="P14"><text:span text:style-name="T2">}catch(IOException e){</text:span></text:p>
      <text:p text:style-name="P14"><text:span text:style-name="T2">System.out.println("Unexpected error occured");</text:span></text:p>
      <text:p text:style-name="P14"><text:span text:style-name="T2">e.printStackTrace();</text:span></text:p>
      <text:p text:style-name="P14"><text:span text:style-name="T2">}</text:span></text:p>
      <text:p text:style-name="P14"><text:span text:style-name="T2">}</text:span></text:p>
      <text:p text:style-name="P14"><text:span text:style-name="T2">}</text:span></text:p>
      <text:p text:style-name="P14"><text:span text:style-name="T4">Output:</text:span></text:p>
      <text:p text:style-name="P14"/>
      <text:list xml:id="list210027182179623" text:continue-numbering="true" text:style-name="WWNum2">
        <text:list-item>
          <text:p text:style-name="P7"><text:span text:style-name="T4">Write a program to demonstrate <text:s/>Read the content of file:</text:span></text:p>
        </text:list-item>
      </text:list>
      <text:p text:style-name="P14"><text:span text:style-name="T2">import java.io.File;</text:span></text:p>
      <text:p text:style-name="P14"><text:span text:style-name="T2">import java.io.FileNotFoundException;</text:span></text:p>
      <text:p text:style-name="P14"><text:span text:style-name="T2">import java.util.Scanner;</text:span></text:p>
      <text:p text:style-name="P14"><text:span text:style-name="T2">class ReadFromFile{</text:span></text:p>
      <text:p text:style-name="P14"><text:span text:style-name="T2">public static void main(String[] args){</text:span></text:p>
      <text:p text:style-name="P14"><text:span text:style-name="T2">try{</text:span></text:p>
      <text:p text:style-name="P14"><text:soft-page-break/><text:span text:style-name="T2">File f1=new File("C:FileOperationExample.txt");</text:span></text:p>
      <text:p text:style-name="P14"><text:span text:style-name="T2">Scanner dataReader=new Scanner(f1);</text:span></text:p>
      <text:p text:style-name="P14"><text:span text:style-name="T2">while(dataReader.hasNextLine()){</text:span></text:p>
      <text:p text:style-name="P14"><text:span text:style-name="T2">String fileData=dataReader.nextLine();</text:span></text:p>
      <text:p text:style-name="P14"><text:span text:style-name="T2">System.out.println(fileData);</text:span></text:p>
      <text:p text:style-name="P14"><text:span text:style-name="T2">}</text:span></text:p>
      <text:p text:style-name="P14"><text:span text:style-name="T2">dataReader.close();</text:span></text:p>
      <text:p text:style-name="P14"><text:span text:style-name="T2">}catch(FileNotFoundException exception){</text:span></text:p>
      <text:p text:style-name="P14"><text:span text:style-name="T2">System.out.println("Unexcepted error occured!");</text:span></text:p>
      <text:p text:style-name="P14"><text:span text:style-name="T2">exception.printStackTrace();</text:span></text:p>
      <text:p text:style-name="P14"><text:span text:style-name="T2">}</text:span></text:p>
      <text:p text:style-name="P14"><text:span text:style-name="T2">}</text:span></text:p>
      <text:p text:style-name="P14"><text:span text:style-name="T2">}</text:span></text:p>
      <text:p text:style-name="P14"/>
      <text:list xml:id="list210026541516669" text:continue-numbering="true" text:style-name="WWNum2">
        <text:list-item>
          <text:p text:style-name="P7"><text:span text:style-name="T4">Write a program to demonstrate try and catch statement:</text:span></text:p>
        </text:list-item>
      </text:list>
      <text:p text:style-name="P15"><text:span text:style-name="T2">class ERROR3</text:span></text:p>
      <text:p text:style-name="P15"><text:span text:style-name="T2">{</text:span></text:p>
      <text:p text:style-name="P15"><text:span text:style-name="T2">public static void main (String args[])</text:span></text:p>
      <text:p text:style-name="P15"><text:span text:style-name="T2">{</text:span></text:p>
      <text:p text:style-name="P15"><text:span text:style-name="T2">int a[]={5,10};</text:span></text:p>
      <text:p text:style-name="P15"><text:span text:style-name="T2">int b=5;</text:span></text:p>
      <text:p text:style-name="P15"><text:span text:style-name="T2">try</text:span></text:p>
      <text:p text:style-name="P15"><text:span text:style-name="T2">{</text:span></text:p>
      <text:p text:style-name="P15"><text:span text:style-name="T2">int x=a[2]/b-a[1];</text:span></text:p>
      <text:p text:style-name="P15"><text:span text:style-name="T2">}</text:span></text:p>
      <text:p text:style-name="P15"><text:span text:style-name="T2">catch (ArithmeticException e)</text:span></text:p>
      <text:p text:style-name="P15"><text:span text:style-name="T2">{</text:span></text:p>
      <text:p text:style-name="P15"><text:span text:style-name="T2">System.out.println("division by zero");</text:span></text:p>
      <text:p text:style-name="P15"><text:span text:style-name="T2">}</text:span></text:p>
      <text:p text:style-name="P15"><text:span text:style-name="T2">catch (ArrayIndexOutOfBoundsException e)</text:span></text:p>
      <text:p text:style-name="P15"><text:span text:style-name="T2">{</text:span></text:p>
      <text:p text:style-name="P15"><text:span text:style-name="T2">System.out.println("ArrayIndexError");</text:span></text:p>
      <text:p text:style-name="P15"><text:span text:style-name="T2">}</text:span></text:p>
      <text:p text:style-name="P15"><text:span text:style-name="T2">catch (ArrayStoreException e)</text:span></text:p>
      <text:p text:style-name="P15"><text:span text:style-name="T2">{</text:span></text:p>
      <text:p text:style-name="P15"><text:span text:style-name="T2">System.out.println("Wrong data type");</text:span></text:p>
      <text:p text:style-name="P15"><text:soft-page-break/><text:span text:style-name="T2">}</text:span></text:p>
      <text:p text:style-name="P15"><text:span text:style-name="T2">{</text:span></text:p>
      <text:p text:style-name="P15"><text:span text:style-name="T2">int y=a[1]/a[0];</text:span></text:p>
      <text:p text:style-name="P15"><text:span text:style-name="T2">System.out.println("y="+y);</text:span></text:p>
      <text:p text:style-name="P15"><text:span text:style-name="T2">}</text:span></text:p>
      <text:p text:style-name="P15"><text:span text:style-name="T2">}</text:span></text:p>
      <text:p text:style-name="P15"><text:span text:style-name="T2">}</text:span></text:p>
      <text:p text:style-name="P12"/>
      <text:p text:style-name="P14"/>
      <text:p text:style-name="P12"/>
      <text:list xml:id="list210025506589266" text:continue-numbering="true" text:style-name="WWNum2">
        <text:list-item>
          <text:p text:style-name="P7"><text:span text:style-name="T4">Write a program to demonstrate try and catch statement:</text:span></text:p>
        </text:list-item>
      </text:list>
      <text:p text:style-name="P14"><text:span text:style-name="T2">class ERROR4</text:span></text:p>
      <text:p text:style-name="P14"><text:span text:style-name="T2">{</text:span></text:p>
      <text:p text:style-name="P14"><text:span text:style-name="T2">public static void main (String args[])</text:span></text:p>
      <text:p text:style-name="P14"><text:span text:style-name="T2">{</text:span></text:p>
      <text:p text:style-name="P14"><text:span text:style-name="T2">int a[]={5,10};</text:span></text:p>
      <text:p text:style-name="P14"><text:span text:style-name="T2">int b=5;</text:span></text:p>
      <text:p text:style-name="P14"><text:span text:style-name="T2">try</text:span></text:p>
      <text:p text:style-name="P14"><text:span text:style-name="T2">{</text:span></text:p>
      <text:p text:style-name="P14"><text:span text:style-name="T2">int x=a[2]/b-a[1];</text:span></text:p>
      <text:p text:style-name="P14"><text:span text:style-name="T2">}</text:span></text:p>
      <text:p text:style-name="P14"><text:span text:style-name="T2">catch (ArithmeticException e)</text:span></text:p>
      <text:p text:style-name="P14"><text:span text:style-name="T2">{</text:span></text:p>
      <text:p text:style-name="P14"><text:span text:style-name="T2">System.out.println("division by zero");</text:span></text:p>
      <text:p text:style-name="P14"><text:span text:style-name="T2">}</text:span></text:p>
      <text:p text:style-name="P14"><text:span text:style-name="T2">catch (ArrayIndexOutOfBoundsException e)</text:span></text:p>
      <text:p text:style-name="P14"><text:span text:style-name="T2">{</text:span></text:p>
      <text:p text:style-name="P14"><text:span text:style-name="T2">System.out.println("ArrayIndexError");</text:span></text:p>
      <text:p text:style-name="P14"><text:span text:style-name="T2">}</text:span></text:p>
      <text:p text:style-name="P14"><text:span text:style-name="T2">catch (ArrayStoreException e)</text:span></text:p>
      <text:p text:style-name="P14"><text:span text:style-name="T2">{</text:span></text:p>
      <text:p text:style-name="P14"><text:span text:style-name="T2">System.out.println("Wrong data type");</text:span></text:p>
      <text:p text:style-name="P14"><text:span text:style-name="T2">}</text:span></text:p>
      <text:p text:style-name="P14"><text:span text:style-name="T2">finally</text:span></text:p>
      <text:p text:style-name="P14"><text:span text:style-name="T2">{</text:span></text:p>
      <text:p text:style-name="P14"><text:span text:style-name="T2">int y=a[1]/a[0];</text:span></text:p>
      <text:p text:style-name="P14"><text:soft-page-break/><text:span text:style-name="T2">System.out.println("y="+y);</text:span></text:p>
      <text:p text:style-name="P14"><text:span text:style-name="T2">}</text:span></text:p>
      <text:p text:style-name="P14"><text:span text:style-name="T2">}</text:span></text:p>
      <text:p text:style-name="P16"><text:span text:style-name="T2">}</text:span></text:p>
      <text:p text:style-name="P13"/>
      <text:p text:style-name="P14"/>
      <text:p text:style-name="P12"/>
      <text:p text:style-name="P12"/>
      <text:p text:style-name="P12"/>
      <text:p text:style-name="P12"/>
      <text:p text:style-name="P11"/>
      <text:p text:style-name="P12"/>
      <text:p text:style-name="P12"/>
      <text:p text:style-name="P12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erif Pro ExtraLight" svg:font-family="'Source Serif Pro Extra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4pt" fo:font-weight="bold" style:font-size-asian="14pt" style:font-weight-asian="bold" style:font-size-complex="14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4pt" fo:font-weight="bold" style:font-size-asian="14pt" style:font-weight-asian="bold" style:font-size-complex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4pt" fo:font-weight="bold" style:font-size-asian="14pt" style:font-weight-asian="bold" style:font-size-complex="14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fo:font-weight="bold" style:font-size-asian="14pt" style:font-weight-asian="bold" style:font-size-complex="14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4pt" fo:font-weight="bold" style:font-size-asian="14pt" style:font-weight-asian="bold" style:font-size-complex="14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762cm" fo:margin-bottom="0.762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7cm" style:dynamic-spacing="true"/>
      </style:header-style>
      <style:footer-style>
        <style:header-footer-properties fo:min-height="1.778cm" fo:margin-left="0cm" fo:margin-right="0cm" fo:margin-top="1.67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">Object Oriented Programming and Design with Java(20CS43P)</text:text-input></text:p>
        <text:p text:style-name="Header"/>
      </style:header>
      <style:footer>
        <text:p text:style-name="MP2"><text:page-number text:select-page="current">1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bject Oriented Programming and Design with Java(20CS43P)</dc:title>
    <meta:initial-creator>_Itz_Me_Cs_Addicter_</meta:initial-creator>
    <meta:editing-cycles>34</meta:editing-cycles>
    <meta:creation-date>2022-08-03T10:59:00</meta:creation-date>
    <dc:date>2024-05-13T21:00:24.796000000</dc:date>
    <meta:editing-duration>PT7H11M58S</meta:editing-duration>
    <meta:generator>LibreOffice/7.3.3.2$Windows_X86_64 LibreOffice_project/d1d0ea68f081ee2800a922cac8f79445e4603348</meta:generator>
    <meta:document-statistic meta:table-count="0" meta:image-count="0" meta:object-count="0" meta:page-count="17" meta:paragraph-count="568" meta:word-count="1267" meta:character-count="10320" meta:non-whitespace-character-count="9181"/>
    <meta:user-defined meta:name="AppVersion">16.0000</meta:user-defined>
    <meta:template xlink:type="simple" xlink:actuate="onRequest" xlink:title="Normal" xlink:href=""/>
  </office:meta>
</office:document-meta>
</file>